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 style:data-style-name="N100">
      <style:text-properties fo:font-size="16pt" style:font-size-asian="16pt" style:font-size-complex="16pt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1016" table:default-cell-style-name="ce11"/>
        <table:table-column table:style-name="co2" table:default-cell-style-name="Default"/>
        <table:table-row table:style-name="ro1"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ret</text:p>
          </table:table-cell>
          <table:table-cell table:style-name="ce9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10" office:value-type="string" calcext:value-type="string">
            <text:p>osctl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cmd</text:p>
          </table:table-cell>
          <table:table-cell table:style-name="ce10" office:value-type="string" calcext:value-type="string">
            <text:p>void* buffer</text:p>
          </table:table-cell>
          <table:table-cell table:style-name="ce10" office:value-type="string" calcext:value-type="string">
            <text:p>dword length</text:p>
          </table:table-cell>
          <table:table-cell table:style-name="ce10" office:value-type="string" calcext:value-type="string">
            <text:p>status,result</text:p>
          </table:table-cell>
          <table:table-cell table:style-name="ce9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10" office:value-type="string" calcext:value-type="string">
            <text:p>os_info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void* buffer</text:p>
          </table:table-cell>
          <table:table-cell table:style-name="ce10" office:value-type="string" calcext:value-type="string">
            <text:p>dword limit</text:p>
          </table:table-cell>
          <table:table-cell table:style-name="ce10"/>
          <table:table-cell table:style-name="ce10" office:value-type="string" calcext:value-type="string">
            <text:p>status,dword</text:p>
          </table:table-cell>
          <table:table-cell table:style-name="ce10" table:number-columns-repeated="57"/>
          <table:table-cell table:style-name="Default" table:number-columns-repeated="958"/>
          <table:table-cell table:style-name="ce12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by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 office:value-type="string" calcext:value-type="string">
            <text:p>nowait</text:p>
          </table:table-cell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work_di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table:style-name="Default"/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work_di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void* wd</text:p>
          </table:table-cell>
          <table:table-cell office:value-type="string" calcext:value-type="string">
            <text:p>dword length</text:p>
          </table:table-cell>
          <table:table-cell table:style-name="Default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hand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obj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objtyp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TODO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stat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iostate/status,res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read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writ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open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dword access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te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seek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setsiz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new_siz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path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info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chang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attrib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mov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char* target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move,erase,change mod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8:21:43.214570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5-10T18:15:16.591916930</dc:date>
    <meta:editing-duration>PT13H39M57S</meta:editing-duration>
    <meta:editing-cycles>50</meta:editing-cycles>
    <meta:generator>LibreOffice/6.4.7.2$Linux_X86_64 LibreOffice_project/40$Build-2</meta:generator>
    <meta:document-statistic meta:table-count="1" meta:cell-count="298" meta:object-count="0"/>
  </office:meta>
</office:document-meta>
</file>